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75cm" fo:min-width="26.7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7.2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8.75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20.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5.5cm" fo:min-width="27.45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5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7.25cm" svg:height="18cm" svg:x="1cm" svg:y="1cm">
          <text:p text:style-name="P1">Log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2" draw:text-style-name="P2" draw:layer="layout" svg:width="7.75cm" svg:height="7cm" svg:x="19.75cm" svg:y="3cm">
          <text:p text:style-name="P1">Tarifs</text:p>
          <text:p text:style-name="P1">Color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5cm" svg:height="7cm" svg:x="1cm" svg:y="3cm">
          <text:p text:style-name="P1">Tarifs</text:p>
          <text:p text:style-name="P1">Coupe de </text:p>
          <text:p text:style-name="P1">Cheveux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5cm" svg:height="7cm" svg:x="10cm" svg:y="3cm">
          <text:p text:style-name="P1">Tarifs</text:p>
          <text:p text:style-name="P1">Taille de</text:p>
          <text:p text:style-name="P1">Barb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5cm" svg:height="7cm" svg:x="1cm" svg:y="12cm">
          <text:p text:style-name="P1">Horaires</text:p>
          <text:p text:style-name="P1">Du sal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5cm" svg:height="7cm" svg:x="10cm" svg:y="12cm">
          <text:p text:style-name="P1">Photos</text:p>
          <text:p text:style-name="P1">Devantur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25cm" svg:height="7cm" svg:x="19.25cm" svg:y="12cm">
          <text:p text:style-name="P1">Google map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4" draw:text-style-name="P2" draw:layer="layout" svg:width="3.5cm" svg:height="4.5cm" svg:x="2.75cm" svg:y="1.25cm">
          <text:p text:style-name="P1">Photos</text:p>
          <text:p text:style-name="P3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2.75cm" svg:y="7.5cm">
          <text:p text:style-name="P1">Photos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2.75cm" svg:y="14.5cm">
          <text:p text:style-name="P1">Photos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7.5cm" svg:y="1.25cm">
          <text:p text:style-name="P1">Photos</text:p>
          <text:p text:style-name="P3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12.305cm" svg:y="1.25cm">
          <text:p text:style-name="P1">Photos</text:p>
          <text:p text:style-name="P3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17.75cm" svg:y="1.25cm">
          <text:p text:style-name="P1">Photos</text:p>
          <text:p text:style-name="P3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22.75cm" svg:y="1.25cm">
          <text:p text:style-name="P1">Photos</text:p>
          <text:p text:style-name="P1">Taille de</text:p>
          <text:p text:style-name="P1"><text:s text:c="2"/>Barbe 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7.5cm" svg:y="7.5cm">
          <text:p text:style-name="P1">Photos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12.25cm" svg:y="7.5cm">
          <text:p text:style-name="P1">Photos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17.75cm" svg:y="7.5cm">
          <text:p text:style-name="P1">Photos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22.75cm" svg:y="7.5cm">
          <text:p text:style-name="P1">Photos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7.5cm" svg:y="14.5cm">
          <text:p text:style-name="P1">Photos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12.25cm" svg:y="14.5cm">
          <text:p text:style-name="P1">Photos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17.75cm" svg:y="14.5cm">
          <text:p text:style-name="P1">Photos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22.75cm" svg:y="14.5cm">
          <text:p text:style-name="P1">Photos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4" draw:text-style-name="P2" draw:layer="layout" svg:width="3.5cm" svg:height="4.5cm" svg:x="17cm" svg:y="3cm">
          <text:p text:style-name="P1">Photos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22.5cm" svg:y="3cm">
          <text:p text:style-name="P1">Photos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cm" svg:height="4.5cm" svg:x="4.25cm" svg:y="8.75cm">
          <text:p text:style-name="P1">Logos des marques <text:s/>utilisés<text:tab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7.95cm" svg:height="5.75cm" svg:x="0.75cm" svg:y="14.25cm">
          <text:p text:style-name="P1"><text:tab/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5cm" svg:height="4.25cm" svg:x="12cm" svg:y="14.7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5cm" svg:height="1.75cm" svg:x="6.5cm" svg:y="14.75cm">
          <text:p text:style-name="P1">Insta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5cm" svg:height="1.75cm" svg:x="6.5cm" svg:y="16.75cm">
          <text:p text:style-name="P1">N°</text:p>
          <text:p text:style-name="P1">Téléphon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5cm" svg:height="1.75cm" svg:x="22cm" svg:y="16.75cm">
          <text:p text:style-name="P1">map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5cm" svg:height="1.75cm" svg:x="22cm" svg:y="14.75cm">
          <text:p text:style-name="P1">F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12.25cm" svg:y="3cm">
          <text:p text:style-name="P1">Photos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7.5cm" svg:y="3cm">
          <text:p text:style-name="P1">Photos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4.5cm" svg:x="2.75cm" svg:y="3cm">
          <text:p text:style-name="P1">Photos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04T22:41:16.767000000</dc:date>
    <meta:editing-duration>PT2M44S</meta:editing-duration>
    <meta:editing-cycles>2</meta:editing-cycles>
    <meta:generator>LibreOffice/7.1.4.2$Windows_X86_64 LibreOffice_project/a529a4fab45b75fefc5b6226684193eb000654f6</meta:generator>
    <meta:document-statistic meta:object-count="34"/>
  </office:meta>
</office:document-meta>
</file>